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ta1" style:family="table" style:master-page-name="PageStyle_5f_20200906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1">
      <style:table-cell-properties style:rotation-align="none"/>
    </style:style>
    <style:style style:name="ce4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c5e0b4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c5e0b4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0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5 casos confirmados no ha sido posible identificar la edad o el sexo</text:span></text:p>
          </table:table-cell>
          <table:table-cell table:number-columns-repeated="9"/>
          <table:table-cell table:style-name="ce74"/>
        </table:table-row>
        <table:table-row table:style-name="ro2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37" office:value-type="string" calcext:value-type="string">
            <text:p>% <text:s/>sobre el total</text:p>
          </table:table-cell>
          <table:table-cell table:style-name="ce37" office:value-type="string" calcext:value-type="string">
            <text:p>% <text:s/>acumulado </text:p>
          </table:table-cell>
          <table:table-cell table:number-columns-repeated="4"/>
          <table:table-cell table:style-name="ce74"/>
        </table:table-row>
        <table:table-row table:style-name="ro2">
          <table:table-cell table:style-name="ce3" office:value-type="string" calcext:value-type="string">
            <text:p>Menos de 1 año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2" table:formula="of:=[.B3]+[.C3]" office:value-type="float" office:value="1" calcext:value-type="float">
            <text:p>1</text:p>
          </table:table-cell>
          <table:table-cell table:style-name="ce38" table:formula="of:=[.D3]/[.$D$12]" office:value-type="percentage" office:value="0.00421940928270042" calcext:value-type="percentage">
            <text:p>0,4%</text:p>
          </table:table-cell>
          <table:table-cell table:style-name="ce42" table:formula="of:=[.E3]" office:value-type="percentage" office:value="0.00421940928270042" calcext:value-type="percentage">
            <text:p>0 %</text:p>
          </table:table-cell>
          <table:table-cell table:number-columns-repeated="4"/>
          <table:table-cell table:style-name="ce74"/>
        </table:table-row>
        <table:table-row table:style-name="ro2">
          <table:table-cell table:style-name="ce3" office:value-type="string" calcext:value-type="string">
            <text:p>1 a 14 años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12" calcext:value-type="float">
            <text:p>12</text:p>
          </table:table-cell>
          <table:table-cell table:style-name="ce32" table:formula="of:=[.B4]+[.C4]" office:value-type="float" office:value="24" calcext:value-type="float">
            <text:p>24</text:p>
          </table:table-cell>
          <table:table-cell table:style-name="ce38" table:formula="of:=[.D4]/[.$D$12]" office:value-type="percentage" office:value="0.10126582278481" calcext:value-type="percentage">
            <text:p>10,1%</text:p>
          </table:table-cell>
          <table:table-cell table:style-name="ce42" table:formula="of:=[.F3]+[.E4]" office:value-type="percentage" office:value="0.105485232067511" calcext:value-type="percentage">
            <text:p>11 %</text:p>
          </table:table-cell>
          <table:table-cell table:number-columns-repeated="4"/>
          <table:table-cell table:style-name="ce74"/>
        </table:table-row>
        <table:table-row table:style-name="ro2">
          <table:table-cell table:style-name="ce3" office:value-type="string" calcext:value-type="string">
            <text:p>15 a 24 años</text:p>
          </table:table-cell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6" calcext:value-type="float">
            <text:p>6</text:p>
          </table:table-cell>
          <table:table-cell table:style-name="ce32" table:formula="of:=[.B5]+[.C5]" office:value-type="float" office:value="19" calcext:value-type="float">
            <text:p>19</text:p>
          </table:table-cell>
          <table:table-cell table:style-name="ce38" table:formula="of:=[.D5]/[.$D$12]" office:value-type="percentage" office:value="0.080168776371308" calcext:value-type="percentage">
            <text:p>8,0%</text:p>
          </table:table-cell>
          <table:table-cell table:style-name="ce42" table:formula="of:=[.F4]+[.E5]" office:value-type="percentage" office:value="0.185654008438819" calcext:value-type="percentage">
            <text:p>19 %</text:p>
          </table:table-cell>
          <table:table-cell table:number-columns-repeated="4"/>
          <table:table-cell table:style-name="ce74"/>
        </table:table-row>
        <table:table-row table:style-name="ro2">
          <table:table-cell table:style-name="ce3" office:value-type="string" calcext:value-type="string">
            <text:p>25 a 34 años</text:p>
          </table:table-cell>
          <table:table-cell table:style-name="ce19" office:value-type="float" office:value="11" calcext:value-type="float">
            <text:p>11</text:p>
          </table:table-cell>
          <table:table-cell table:style-name="ce25" office:value-type="float" office:value="14" calcext:value-type="float">
            <text:p>14</text:p>
          </table:table-cell>
          <table:table-cell table:style-name="ce32" table:formula="of:=[.B6]+[.C6]" office:value-type="float" office:value="25" calcext:value-type="float">
            <text:p>25</text:p>
          </table:table-cell>
          <table:table-cell table:style-name="ce38" table:formula="of:=[.D6]/[.$D$12]" office:value-type="percentage" office:value="0.105485232067511" calcext:value-type="percentage">
            <text:p>10,5%</text:p>
          </table:table-cell>
          <table:table-cell table:style-name="ce43" table:formula="of:=[.F5]+[.E6]" office:value-type="percentage" office:value="0.291139240506329" calcext:value-type="percentage">
            <text:p>29 %</text:p>
          </table:table-cell>
          <table:table-cell table:number-columns-repeated="4"/>
          <table:table-cell table:style-name="ce74"/>
        </table:table-row>
        <table:table-row table:style-name="ro2">
          <table:table-cell table:style-name="ce3" office:value-type="string" calcext:value-type="string">
            <text:p>35 a 44 años</text:p>
          </table:table-cell>
          <table:table-cell table:style-name="ce19" office:value-type="float" office:value="18" calcext:value-type="float">
            <text:p>18</text:p>
          </table:table-cell>
          <table:table-cell table:style-name="ce25" office:value-type="float" office:value="12" calcext:value-type="float">
            <text:p>12</text:p>
          </table:table-cell>
          <table:table-cell table:style-name="ce32" table:formula="of:=[.B7]+[.C7]" office:value-type="float" office:value="30" calcext:value-type="float">
            <text:p>30</text:p>
          </table:table-cell>
          <table:table-cell table:style-name="ce38" table:formula="of:=[.D7]/[.$D$12]" office:value-type="percentage" office:value="0.126582278481013" calcext:value-type="percentage">
            <text:p>12,7%</text:p>
          </table:table-cell>
          <table:table-cell table:style-name="ce43" table:formula="of:=[.F6]+[.E7]" office:value-type="percentage" office:value="0.417721518987342" calcext:value-type="percentage">
            <text:p>42 %</text:p>
          </table:table-cell>
          <table:table-cell table:number-columns-repeated="4"/>
          <table:table-cell table:style-name="ce74"/>
        </table:table-row>
        <table:table-row table:style-name="ro2">
          <table:table-cell table:style-name="ce3" office:value-type="string" calcext:value-type="string">
            <text:p>45 a 54 años</text:p>
          </table:table-cell>
          <table:table-cell table:style-name="ce19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32" table:formula="of:=[.B8]+[.C8]" office:value-type="float" office:value="41" calcext:value-type="float">
            <text:p>41</text:p>
          </table:table-cell>
          <table:table-cell table:style-name="ce38" table:formula="of:=[.D8]/[.$D$12]" office:value-type="percentage" office:value="0.172995780590717" calcext:value-type="percentage">
            <text:p>17,3%</text:p>
          </table:table-cell>
          <table:table-cell table:style-name="ce42" table:formula="of:=[.F7]+[.E8]" office:value-type="percentage" office:value="0.590717299578059" calcext:value-type="percentage">
            <text:p>59 %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55 a 64 años</text:p>
          </table:table-cell>
          <table:table-cell table:style-name="ce19" office:value-type="float" office:value="29" calcext:value-type="float">
            <text:p>29</text:p>
          </table:table-cell>
          <table:table-cell table:style-name="ce25" office:value-type="float" office:value="21" calcext:value-type="float">
            <text:p>21</text:p>
          </table:table-cell>
          <table:table-cell table:style-name="ce32" table:formula="of:=[.B9]+[.C9]" office:value-type="float" office:value="50" calcext:value-type="float">
            <text:p>50</text:p>
          </table:table-cell>
          <table:table-cell table:style-name="ce38" table:formula="of:=[.D9]/[.$D$12]" office:value-type="percentage" office:value="0.210970464135021" calcext:value-type="percentage">
            <text:p>21,1%</text:p>
          </table:table-cell>
          <table:table-cell table:style-name="ce42" table:formula="of:=[.F8]+[.E9]" office:value-type="percentage" office:value="0.80168776371308" calcext:value-type="percentage">
            <text:p>80 %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65 a 74 años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5" calcext:value-type="float">
            <text:p>5</text:p>
          </table:table-cell>
          <table:table-cell table:style-name="ce32" table:formula="of:=[.B10]+[.C10]" office:value-type="float" office:value="17" calcext:value-type="float">
            <text:p>17</text:p>
          </table:table-cell>
          <table:table-cell table:style-name="ce38" table:formula="of:=[.D10]/[.$D$12]" office:value-type="percentage" office:value="0.0717299578059072" calcext:value-type="percentage">
            <text:p>7,2%</text:p>
          </table:table-cell>
          <table:table-cell table:style-name="ce42" table:formula="of:=[.F9]+[.E10]" office:value-type="percentage" office:value="0.873417721518987" calcext:value-type="percentage">
            <text:p>87 %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75 años o más</text:p>
          </table:table-cell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17" calcext:value-type="float">
            <text:p>17</text:p>
          </table:table-cell>
          <table:table-cell table:style-name="ce32" table:formula="of:=[.B11]+[.C11]" office:value-type="float" office:value="30" calcext:value-type="float">
            <text:p>30</text:p>
          </table:table-cell>
          <table:table-cell table:style-name="ce39" table:formula="of:=[.D11]/[.$D$12]" office:value-type="percentage" office:value="0.126582278481013" calcext:value-type="percentage">
            <text:p>12,7%</text:p>
          </table:table-cell>
          <table:table-cell table:style-name="ce42" table:formula="of:=[.F10]+[.E11]" office:value-type="percentage" office:value="1" calcext:value-type="percentage">
            <text:p>100 %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30" calcext:value-type="float">
            <text:p>130</text:p>
          </table:table-cell>
          <table:table-cell table:style-name="ce20" table:formula="of:=SUM([.C3:.C11])" office:value-type="float" office:value="107" calcext:value-type="float">
            <text:p>107</text:p>
          </table:table-cell>
          <table:table-cell table:style-name="ce33" table:formula="of:=SUM([.D3:.D11])" office:value-type="float" office:value="237" calcext:value-type="float">
            <text:p>237</text:p>
          </table:table-cell>
          <table:table-cell table:number-columns-repeated="7"/>
        </table:table-row>
        <table:table-row table:style-name="ro2">
          <table:table-cell table:style-name="ce5"/>
          <table:table-cell table:style-name="ce21" table:formula="of:=[.B12]/[.D12]" office:value-type="percentage" office:value="0.548523206751055" calcext:value-type="percentage">
            <text:p>55 %</text:p>
          </table:table-cell>
          <table:table-cell table:style-name="ce21" table:formula="of:=[.C12]/[.D12]" office:value-type="percentage" office:value="0.451476793248945" calcext:value-type="percentage">
            <text:p>45 %</text:p>
          </table:table-cell>
          <table:table-cell table:style-name="ce34"/>
          <table:table-cell table:number-columns-repeated="7"/>
        </table:table-row>
        <table:table-row table:style-name="ro2">
          <table:table-cell table:style-name="ce5"/>
          <table:table-cell table:style-name="ce21" table:number-columns-repeated="2"/>
          <table:table-cell table:style-name="ce34"/>
          <table:table-cell table:number-columns-repeated="7"/>
        </table:table-row>
        <table:table-row table:style-name="ro2">
          <table:table-cell table:style-name="ce6" table:number-columns-repeated="4"/>
          <table:table-cell table:number-columns-repeated="7"/>
        </table:table-row>
        <table:table-row table:style-name="ro2">
          <table:table-cell table:style-name="ce1" office:value-type="string" calcext:value-type="string">
            <text:p>Distribución por provincias: <text:span text:style-name="T1">en 4 casos confirmado no ha sido posible identificar la provincia de procedencia</text:span></text:p>
          </table:table-cell>
          <table:table-cell table:number-columns-repeated="10"/>
        </table:table-row>
        <table:table-row table:style-name="ro3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210" calcext:value-type="float">
            <text:p>210</text:p>
          </table:table-cell>
          <table:table-cell table:style-name="ce35" office:value-type="float" office:value="4" calcext:value-type="float">
            <text:p>4</text:p>
          </table:table-cell>
          <table:table-cell table:style-name="ce23" table:formula="of:=SUM([.A18:.D18])" office:value-type="float" office:value="242" calcext:value-type="float">
            <text:p>242</text:p>
          </table:table-cell>
          <table:table-cell/>
          <table:table-cell table:style-name="ce53" office:value-type="percentage" office:value="0.043" calcext:value-type="percentage" table:number-columns-spanned="3" table:number-rows-spanned="1">
            <text:p>4,30 %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3">
          <table:table-cell table:style-name="ce9" table:formula="of:=[.A18]/[.$E$18]" office:value-type="percentage" office:value="0.0165289256198347" calcext:value-type="percentage">
            <text:p>1,7%</text:p>
          </table:table-cell>
          <table:table-cell table:style-name="ce9" table:formula="of:=[.B18]/[.$E$18]" office:value-type="percentage" office:value="0.0991735537190083" calcext:value-type="percentage">
            <text:p>9,9%</text:p>
          </table:table-cell>
          <table:table-cell table:style-name="ce9" table:formula="of:=[.C18]/[.$E$18]" office:value-type="percentage" office:value="0.867768595041322" calcext:value-type="percentage">
            <text:p>86,8%</text:p>
          </table:table-cell>
          <table:table-cell table:style-name="ce9" table:formula="of:=[.D18]/[.$E$18]" office:value-type="percentage" office:value="0.0165289256198347" calcext:value-type="percentage">
            <text:p>1,7%</text:p>
          </table:table-cell>
          <table:table-cell table:style-name="ce23"/>
          <table:table-cell table:number-columns-repeated="6"/>
        </table:table-row>
        <table:table-row table:style-name="ro3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3">
          <table:table-cell table:style-name="ce10" office:value-type="string" calcext:value-type="string">
            <text:p>Distribución por síntomas: <text:span text:style-name="T1">en 10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9.4" calcext:value-type="float" table:number-columns-spanned="3" table:number-rows-spanned="1">
            <text:p>9,40</text:p>
          </table:table-cell>
          <table:covered-table-cell table:style-name="ce63"/>
          <table:covered-table-cell table:style-name="ce71"/>
          <table:table-cell table:number-columns-repeated="2"/>
        </table:table-row>
        <table:table-row table:style-name="ro3">
          <table:table-cell table:style-name="ce11" office:value-type="string" calcext:value-type="string">
            <text:p>SINTOMÁTICOS</text:p>
          </table:table-cell>
          <table:table-cell table:style-name="ce8" office:value-type="float" office:value="141" calcext:value-type="float">
            <text:p>141</text:p>
          </table:table-cell>
          <table:table-cell table:style-name="ce29" table:formula="of:=[.B22]/242" office:value-type="percentage" office:value="0.582644628099173" calcext:value-type="percentage">
            <text:p>58 %</text:p>
          </table:table-cell>
          <table:table-cell table:number-columns-repeated="8"/>
        </table:table-row>
        <table:table-row table:style-name="ro3">
          <table:table-cell table:style-name="ce12" office:value-type="string" calcext:value-type="string">
            <text:p>ASINTOMÁTICOS</text:p>
          </table:table-cell>
          <table:table-cell table:style-name="ce23" office:value-type="float" office:value="91" calcext:value-type="float">
            <text:p>91</text:p>
          </table:table-cell>
          <table:table-cell table:style-name="ce30" table:formula="of:=[.B23]/242" office:value-type="percentage" office:value="0.37603305785124" calcext:value-type="percentage">
            <text:p>38 %</text:p>
          </table:table-cell>
          <table:table-cell table:number-columns-repeated="8"/>
        </table:table-row>
        <table:table-row table:style-name="ro4" table:number-rows-repeated="2">
          <table:table-cell table:number-columns-repeated="11"/>
        </table:table-row>
        <table:table-row table:style-name="ro3">
          <table:table-cell table:style-name="ce10" office:value-type="string" calcext:value-type="string">
            <text:p>Distribución por Zona Básica de Salud (ZBS): <text:span text:style-name="T1">en 14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4 casos confirmado no ha sido posible identificar el sector sanitario.</text:span></text:p>
          </table:table-cell>
          <table:table-cell table:number-columns-repeated="4"/>
          <table:table-cell table:style-name="ce10"/>
        </table:table-row>
        <table:table-row table:style-name="ro5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3"/>
        </table:table-row>
        <table:table-row table:style-name="ro3">
          <table:table-cell table:style-name="ce13" office:value-type="string" calcext:value-type="string">
            <text:p>Ejea de los Caballeros</text:p>
          </table:table-cell>
          <table:table-cell table:style-name="ce24" office:value-type="float" office:value="28" calcext:value-type="float">
            <text:p>28</text:p>
          </table:table-cell>
          <table:table-cell table:style-name="ce31" table:formula="of:=[.B28]/[.$B$85]" office:value-type="percentage" office:value="0.115702479338843" calcext:value-type="percentage">
            <text:p>11,57 %</text:p>
          </table:table-cell>
          <table:table-cell table:style-name="ce36" office:value-type="float" office:value="1" calcext:value-type="float">
            <text:p>1</text:p>
          </table:table-cell>
          <table:table-cell/>
          <table:table-cell table:style-name="ce44" office:value-type="string" calcext:value-type="string">
            <text:p>ALCAÑIZ</text:p>
          </table:table-cell>
          <table:table-cell table:style-name="ce55" office:value-type="float" office:value="26" calcext:value-type="float">
            <text:p>26</text:p>
          </table:table-cell>
          <table:table-cell table:style-name="ce64" table:formula="of:=[.G28]/[.G$37]" office:value-type="percentage" office:value="0.107438016528926" calcext:value-type="percentage">
            <text:p>10,74 %</text:p>
          </table:table-cell>
          <table:table-cell table:style-name="ce72"/>
          <table:table-cell table:number-columns-repeated="2"/>
        </table:table-row>
        <table:table-row table:style-name="ro3">
          <table:table-cell table:style-name="ce13" office:value-type="string" calcext:value-type="string">
            <text:p>Andorra</text:p>
          </table:table-cell>
          <table:table-cell table:style-name="ce24" office:value-type="float" office:value="18" calcext:value-type="float">
            <text:p>18</text:p>
          </table:table-cell>
          <table:table-cell table:style-name="ce31" table:formula="of:=[.B29]/[.$B$85]" office:value-type="percentage" office:value="0.0743801652892562" calcext:value-type="percentage">
            <text:p>7,44 %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45" office:value-type="string" calcext:value-type="string">
            <text:p>BARBASTRO</text:p>
          </table:table-cell>
          <table:table-cell table:style-name="ce56" office:value-type="float" office:value="2" calcext:value-type="float">
            <text:p>2</text:p>
          </table:table-cell>
          <table:table-cell table:style-name="ce65" table:formula="of:=[.G29]/[.G$37]" office:value-type="percentage" office:value="0.00826446280991736" calcext:value-type="percentage">
            <text:p>0,83 %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>
            <text:p>Alagon</text:p>
          </table:table-cell>
          <table:table-cell table:style-name="ce24" office:value-type="float" office:value="11" calcext:value-type="float">
            <text:p>11</text:p>
          </table:table-cell>
          <table:table-cell table:style-name="ce31" table:formula="of:=[.B30]/[.$B$85]" office:value-type="percentage" office:value="0.0454545454545455" calcext:value-type="percentage">
            <text:p>4,55 %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45" office:value-type="string" calcext:value-type="string">
            <text:p>CALATAYUD</text:p>
          </table:table-cell>
          <table:table-cell table:style-name="ce56" office:value-type="float" office:value="4" calcext:value-type="float">
            <text:p>4</text:p>
          </table:table-cell>
          <table:table-cell table:style-name="ce66" table:formula="of:=[.G30]/[.G$37]" office:value-type="percentage" office:value="0.0165289256198347" calcext:value-type="percentage">
            <text:p>1,65 %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>
            <text:p>Sagasta-Ruiseñores</text:p>
          </table:table-cell>
          <table:table-cell table:style-name="ce24" office:value-type="float" office:value="11" calcext:value-type="float">
            <text:p>11</text:p>
          </table:table-cell>
          <table:table-cell table:style-name="ce31" table:formula="of:=[.B31]/[.$B$85]" office:value-type="percentage" office:value="0.0454545454545455" calcext:value-type="percentage">
            <text:p>4,55 %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45" office:value-type="string" calcext:value-type="string">
            <text:p>HUESCA</text:p>
          </table:table-cell>
          <table:table-cell table:style-name="ce56" office:value-type="float" office:value="1" calcext:value-type="float">
            <text:p>1</text:p>
          </table:table-cell>
          <table:table-cell table:style-name="ce66" table:formula="of:=[.G31]/[.G$37]" office:value-type="percentage" office:value="0.00413223140495868" calcext:value-type="percentage">
            <text:p>0,41 %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>
            <text:p>La Almunia de Doña Godina</text:p>
          </table:table-cell>
          <table:table-cell table:style-name="ce24" office:value-type="float" office:value="10" calcext:value-type="float">
            <text:p>10</text:p>
          </table:table-cell>
          <table:table-cell table:style-name="ce31" table:formula="of:=[.B32]/[.$B$85]" office:value-type="percentage" office:value="0.0413223140495868" calcext:value-type="percentage">
            <text:p>4,13 %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TERUEL</text:p>
          </table:table-cell>
          <table:table-cell table:style-name="ce56" office:value-type="float" office:value="5" calcext:value-type="float">
            <text:p>5</text:p>
          </table:table-cell>
          <table:table-cell table:style-name="ce66" table:formula="of:=[.G32]/[.G$37]" office:value-type="percentage" office:value="0.0206611570247934" calcext:value-type="percentage">
            <text:p>2,07 %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>
            <text:p>Cariñena</text:p>
          </table:table-cell>
          <table:table-cell table:style-name="ce24" office:value-type="float" office:value="9" calcext:value-type="float">
            <text:p>9</text:p>
          </table:table-cell>
          <table:table-cell table:style-name="ce31" table:formula="of:=[.B33]/[.$B$85]" office:value-type="percentage" office:value="0.0371900826446281" calcext:value-type="percentage">
            <text:p>3,72 %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45" office:value-type="string" calcext:value-type="string">
            <text:p>ZARAGOZA I</text:p>
          </table:table-cell>
          <table:table-cell table:style-name="ce56" office:value-type="float" office:value="19" calcext:value-type="float">
            <text:p>19</text:p>
          </table:table-cell>
          <table:table-cell table:style-name="ce66" table:formula="of:=[.G33]/[.G$37]" office:value-type="percentage" office:value="0.0785123966942149" calcext:value-type="percentage">
            <text:p>7,85 %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>
            <text:p>Almozara</text:p>
          </table:table-cell>
          <table:table-cell table:style-name="ce24" office:value-type="float" office:value="8" calcext:value-type="float">
            <text:p>8</text:p>
          </table:table-cell>
          <table:table-cell table:style-name="ce31" table:formula="of:=[.B34]/[.$B$85]" office:value-type="percentage" office:value="0.0330578512396694" calcext:value-type="percentage">
            <text:p>3,31 %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ZARAGOZA II</text:p>
          </table:table-cell>
          <table:table-cell table:style-name="ce57" office:value-type="float" office:value="66" calcext:value-type="float">
            <text:p>66</text:p>
          </table:table-cell>
          <table:table-cell table:style-name="ce67" table:formula="of:=[.G34]/[.G$37]" office:value-type="percentage" office:value="0.272727272727273" calcext:value-type="percentage">
            <text:p>27,27 %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>
            <text:p>Caspe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5]/[.$B$85]" office:value-type="percentage" office:value="0.0289256198347107" calcext:value-type="percentage">
            <text:p>2,89 %</text:p>
          </table:table-cell>
          <table:table-cell table:style-name="ce36" office:value-type="float" office:value="8" calcext:value-type="float">
            <text:p>8</text:p>
          </table:table-cell>
          <table:table-cell/>
          <table:table-cell table:style-name="ce47" office:value-type="string" calcext:value-type="string">
            <text:p>ZARAGOZA III</text:p>
          </table:table-cell>
          <table:table-cell table:style-name="ce58" office:value-type="float" office:value="105" calcext:value-type="float">
            <text:p>105</text:p>
          </table:table-cell>
          <table:table-cell table:style-name="ce68" table:formula="of:=[.G35]/[.G$37]" office:value-type="percentage" office:value="0.433884297520661" calcext:value-type="percentage">
            <text:p>43,39 %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>
            <text:p>San Pablo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6]/[.$B$85]" office:value-type="percentage" office:value="0.0289256198347107" calcext:value-type="percentage">
            <text:p>2,89 %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48" office:value-type="string" calcext:value-type="string">
            <text:p>No identificado</text:p>
          </table:table-cell>
          <table:table-cell table:style-name="ce59" office:value-type="float" office:value="14" calcext:value-type="float">
            <text:p>14</text:p>
          </table:table-cell>
          <table:table-cell table:style-name="ce66" table:formula="of:=[.G36]/[.G$37]" office:value-type="percentage" office:value="0.0578512396694215" calcext:value-type="percentage">
            <text:p>5,79 %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>
            <text:p>Valdespartera-Montecanal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7]/[.$B$85]" office:value-type="percentage" office:value="0.0289256198347107" calcext:value-type="percentage">
            <text:p>2,89 %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242" calcext:value-type="float">
            <text:p>242</text:p>
          </table:table-cell>
          <table:table-cell table:style-name="ce69" table:formula="of:=[.G37]/[.G$37]" office:value-type="percentage" office:value="1" calcext:value-type="percentage">
            <text:p>100,00 %</text:p>
          </table:table-cell>
          <table:table-cell table:style-name="ce73"/>
          <table:table-cell table:number-columns-repeated="2"/>
        </table:table-row>
        <table:table-row table:style-name="ro3">
          <table:table-cell table:style-name="ce13" office:value-type="string" calcext:value-type="string">
            <text:p>Casetas</text:p>
          </table:table-cell>
          <table:table-cell table:style-name="ce24" office:value-type="float" office:value="6" calcext:value-type="float">
            <text:p>6</text:p>
          </table:table-cell>
          <table:table-cell table:style-name="ce31" table:formula="of:=[.B38]/[.$B$85]" office:value-type="percentage" office:value="0.0247933884297521" calcext:value-type="percentage">
            <text:p>2,48 %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7"/>
        </table:table-row>
        <table:table-row table:style-name="ro3">
          <table:table-cell table:style-name="ce13" office:value-type="string" calcext:value-type="string">
            <text:p>Universitas</text:p>
          </table:table-cell>
          <table:table-cell table:style-name="ce24" office:value-type="float" office:value="6" calcext:value-type="float">
            <text:p>6</text:p>
          </table:table-cell>
          <table:table-cell table:style-name="ce31" table:formula="of:=[.B39]/[.$B$85]" office:value-type="percentage" office:value="0.0247933884297521" calcext:value-type="percentage">
            <text:p>2,48 %</text:p>
          </table:table-cell>
          <table:table-cell table:style-name="ce36" office:value-type="float" office:value="12" calcext:value-type="float">
            <text:p>12</text:p>
          </table:table-cell>
          <table:table-cell/>
          <table:table-cell table:style-name="ce50" table:number-columns-repeated="5"/>
          <table:table-cell table:style-name="ce75"/>
        </table:table-row>
        <table:table-row table:style-name="ro3">
          <table:table-cell table:style-name="ce14" office:value-type="string" calcext:value-type="string">
            <text:p>Delicias Sur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40]/[.$B$85]" office:value-type="percentage" office:value="0.0206611570247934" calcext:value-type="percentage">
            <text:p>2,07 %</text:p>
          </table:table-cell>
          <table:table-cell table:style-name="ce36" office:value-type="float" office:value="13" calcext:value-type="float">
            <text:p>13</text:p>
          </table:table-cell>
          <table:table-cell/>
          <table:table-cell table:style-name="ce51" table:number-columns-repeated="5"/>
          <table:table-cell table:style-name="ce76"/>
        </table:table-row>
        <table:table-row table:style-name="ro3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41]/[.$B$85]" office:value-type="percentage" office:value="0.0206611570247934" calcext:value-type="percentage">
            <text:p>2,07 %</text:p>
          </table:table-cell>
          <table:table-cell table:style-name="ce36" office:value-type="float" office:value="14" calcext:value-type="float">
            <text:p>14</text:p>
          </table:table-cell>
          <table:table-cell/>
          <table:table-cell table:style-name="ce52" table:number-columns-repeated="6"/>
        </table:table-row>
        <table:table-row table:style-name="ro3">
          <table:table-cell table:style-name="ce14" office:value-type="string" calcext:value-type="string">
            <text:p>Tauste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42]/[.$B$85]" office:value-type="percentage" office:value="0.0206611570247934" calcext:value-type="percentage">
            <text:p>2,07 %</text:p>
          </table:table-cell>
          <table:table-cell table:style-name="ce36" office:value-type="float" office:value="15" calcext:value-type="float">
            <text:p>15</text:p>
          </table:table-cell>
          <table:table-cell/>
          <table:table-cell table:style-name="ce52" table:number-columns-repeated="6"/>
        </table:table-row>
        <table:table-row table:style-name="ro3">
          <table:table-cell table:style-name="ce14" office:value-type="string" calcext:value-type="string">
            <text:p>Arrabal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3]/[.$B$85]" office:value-type="percentage" office:value="0.0165289256198347" calcext:value-type="percentage">
            <text:p>1,65 %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Bombarda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4]/[.$B$85]" office:value-type="percentage" office:value="0.0165289256198347" calcext:value-type="percentage">
            <text:p>1,65 %</text:p>
          </table:table-cell>
          <table:table-cell table:style-name="ce36" office:value-type="float" office:value="17" calcext:value-type="float">
            <text:p>17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Hernan Cortes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5]/[.$B$85]" office:value-type="percentage" office:value="0.0165289256198347" calcext:value-type="percentage">
            <text:p>1,65 %</text:p>
          </table:table-cell>
          <table:table-cell table:style-name="ce36" office:value-type="float" office:value="18" calcext:value-type="float">
            <text:p>18</text:p>
          </table:table-cell>
          <table:table-cell table:style-name="ce41"/>
          <table:table-cell table:number-columns-repeated="6"/>
        </table:table-row>
        <table:table-row table:style-name="ro3">
          <table:table-cell table:style-name="ce14" office:value-type="string" calcext:value-type="string">
            <text:p>Torre Ramona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6]/[.$B$85]" office:value-type="percentage" office:value="0.0165289256198347" calcext:value-type="percentage">
            <text:p>1,65 %</text:p>
          </table:table-cell>
          <table:table-cell table:style-name="ce36"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Borj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47]/[.$B$85]" office:value-type="percentage" office:value="0.012396694214876" calcext:value-type="percentage">
            <text:p>1,24 %</text:p>
          </table:table-cell>
          <table:table-cell table:style-name="ce36" office:value-type="float" office:value="20" calcext:value-type="float">
            <text:p>20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Casablanc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48]/[.$B$85]" office:value-type="percentage" office:value="0.012396694214876" calcext:value-type="percentage">
            <text:p>1,24 %</text:p>
          </table:table-cell>
          <table:table-cell table:style-name="ce36" office:value-type="float" office:value="21" calcext:value-type="float">
            <text:p>21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Maria De Huerv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49]/[.$B$85]" office:value-type="percentage" office:value="0.012396694214876" calcext:value-type="percentage">
            <text:p>1,24 %</text:p>
          </table:table-cell>
          <table:table-cell table:style-name="ce36" office:value-type="float" office:value="22" calcext:value-type="float">
            <text:p>22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San Jose Centro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0]/[.$B$85]" office:value-type="percentage" office:value="0.012396694214876" calcext:value-type="percentage">
            <text:p>1,24 %</text:p>
          </table:table-cell>
          <table:table-cell table:style-name="ce36" office:value-type="float" office:value="23" calcext:value-type="float">
            <text:p>23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Teruel Centro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1]/[.$B$85]" office:value-type="percentage" office:value="0.012396694214876" calcext:value-type="percentage">
            <text:p>1,24 %</text:p>
          </table:table-cell>
          <table:table-cell table:style-name="ce36" office:value-type="float" office:value="24" calcext:value-type="float">
            <text:p>24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Torrero La Paz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2]/[.$B$85]" office:value-type="percentage" office:value="0.012396694214876" calcext:value-type="percentage">
            <text:p>1,24 %</text:p>
          </table:table-cell>
          <table:table-cell table:style-name="ce36" office:value-type="float" office:value="25" calcext:value-type="float">
            <text:p>25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Utebo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3]/[.$B$85]" office:value-type="percentage" office:value="0.012396694214876" calcext:value-type="percentage">
            <text:p>1,24 %</text:p>
          </table:table-cell>
          <table:table-cell table:style-name="ce36" office:value-type="float" office:value="26" calcext:value-type="float">
            <text:p>26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Actur Oeste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54]/[.$B$85]" office:value-type="percentage" office:value="0.00826446280991736" calcext:value-type="percentage">
            <text:p>0,83 %</text:p>
          </table:table-cell>
          <table:table-cell table:style-name="ce36" office:value-type="float" office:value="27" calcext:value-type="float">
            <text:p>27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Alfajarin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55]/[.$B$85]" office:value-type="percentage" office:value="0.00826446280991736" calcext:value-type="percentage">
            <text:p>0,83 %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56]/[.$B$85]" office:value-type="percentage" office:value="0.00826446280991736" calcext:value-type="percentage">
            <text:p>0,83 %</text:p>
          </table:table-cell>
          <table:table-cell table:style-name="ce36" office:value-type="float" office:value="29" calcext:value-type="float">
            <text:p>29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Barbastro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57]/[.$B$85]" office:value-type="percentage" office:value="0.00826446280991736" calcext:value-type="percentage">
            <text:p>0,83 %</text:p>
          </table:table-cell>
          <table:table-cell table:style-name="ce36" office:value-type="float" office:value="30" calcext:value-type="float">
            <text:p>30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Calatayud Urban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58]/[.$B$85]" office:value-type="percentage" office:value="0.00826446280991736" calcext:value-type="percentage">
            <text:p>0,83 %</text:p>
          </table:table-cell>
          <table:table-cell table:style-name="ce36" office:value-type="float" office:value="31" calcext:value-type="float">
            <text:p>31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Epil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59]/[.$B$85]" office:value-type="percentage" office:value="0.00826446280991736" calcext:value-type="percentage">
            <text:p>0,83 %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0]/[.$B$85]" office:value-type="percentage" office:value="0.00826446280991736" calcext:value-type="percentage">
            <text:p>0,83 %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Gallur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1]/[.$B$85]" office:value-type="percentage" office:value="0.00826446280991736" calcext:value-type="percentage">
            <text:p>0,83 %</text:p>
          </table:table-cell>
          <table:table-cell table:style-name="ce36" office:value-type="float" office:value="34" calcext:value-type="float">
            <text:p>34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2]/[.$B$85]" office:value-type="percentage" office:value="0.00826446280991736" calcext:value-type="percentage">
            <text:p>0,83 %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3]/[.$B$85]" office:value-type="percentage" office:value="0.00826446280991736" calcext:value-type="percentage">
            <text:p>0,83 %</text:p>
          </table:table-cell>
          <table:table-cell table:style-name="ce36" office:value-type="float" office:value="36" calcext:value-type="float">
            <text:p>36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Oliver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4]/[.$B$85]" office:value-type="percentage" office:value="0.00826446280991736" calcext:value-type="percentage">
            <text:p>0,83 %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San Jose Norte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5]/[.$B$85]" office:value-type="percentage" office:value="0.00826446280991736" calcext:value-type="percentage">
            <text:p>0,83 %</text:p>
          </table:table-cell>
          <table:table-cell table:style-name="ce36" office:value-type="float" office:value="38" calcext:value-type="float">
            <text:p>38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San Jose Sur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6]/[.$B$85]" office:value-type="percentage" office:value="0.00826446280991736" calcext:value-type="percentage">
            <text:p>0,83 %</text:p>
          </table:table-cell>
          <table:table-cell table:style-name="ce36" office:value-type="float" office:value="39" calcext:value-type="float">
            <text:p>39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Santa Isabel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7]/[.$B$85]" office:value-type="percentage" office:value="0.00826446280991736" calcext:value-type="percentage">
            <text:p>0,83 %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Tarazon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8]/[.$B$85]" office:value-type="percentage" office:value="0.00826446280991736" calcext:value-type="percentage">
            <text:p>0,83 %</text:p>
          </table:table-cell>
          <table:table-cell table:style-name="ce36" office:value-type="float" office:value="41" calcext:value-type="float">
            <text:p>41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Veneci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9]/[.$B$85]" office:value-type="percentage" office:value="0.00826446280991736" calcext:value-type="percentage">
            <text:p>0,83 %</text:p>
          </table:table-cell>
          <table:table-cell table:style-name="ce36" office:value-type="float" office:value="42" calcext:value-type="float">
            <text:p>42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Zalfonad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0]/[.$B$85]" office:value-type="percentage" office:value="0.00826446280991736" calcext:value-type="percentage">
            <text:p>0,83 %</text:p>
          </table:table-cell>
          <table:table-cell table:style-name="ce36" office:value-type="float" office:value="43" calcext:value-type="float">
            <text:p>43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Zuer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71]/[.$B$85]" office:value-type="percentage" office:value="0.00826446280991736" calcext:value-type="percentage">
            <text:p>0,83 %</text:p>
          </table:table-cell>
          <table:table-cell table:style-name="ce36" office:value-type="float" office:value="44" calcext:value-type="float">
            <text:p>44</text:p>
          </table:table-cell>
          <table:table-cell table:number-columns-repeated="2"/>
          <table:table-cell table:style-name="ce61"/>
          <table:table-cell table:number-columns-repeated="4"/>
        </table:table-row>
        <table:table-row table:style-name="ro3">
          <table:table-cell table:style-name="ce14" office:value-type="string" calcext:value-type="string">
            <text:p>Albarracin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2]/[.$B$85]" office:value-type="percentage" office:value="0.00413223140495868" calcext:value-type="percentage">
            <text:p>0,41 %</text:p>
          </table:table-cell>
          <table:table-cell table:style-name="ce36" office:value-type="float" office:value="45" calcext:value-type="float">
            <text:p>45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Alcañiz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3]/[.$B$85]" office:value-type="percentage" office:value="0.00413223140495868" calcext:value-type="percentage">
            <text:p>0,41 %</text:p>
          </table:table-cell>
          <table:table-cell table:style-name="ce36" office:value-type="float" office:value="46" calcext:value-type="float">
            <text:p>46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Calamoch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4]/[.$B$85]" office:value-type="percentage" office:value="0.00413223140495868" calcext:value-type="percentage">
            <text:p>0,41 %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Calatayud Rural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5]/[.$B$85]" office:value-type="percentage" office:value="0.00413223140495868" calcext:value-type="percentage">
            <text:p>0,41 %</text:p>
          </table:table-cell>
          <table:table-cell table:style-name="ce36" office:value-type="float" office:value="48" calcext:value-type="float">
            <text:p>48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Campo De Belchite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6]/[.$B$85]" office:value-type="percentage" office:value="0.00413223140495868" calcext:value-type="percentage">
            <text:p>0,41 %</text:p>
          </table:table-cell>
          <table:table-cell table:style-name="ce36" office:value-type="float" office:value="49" calcext:value-type="float">
            <text:p>49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Daroc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7]/[.$B$85]" office:value-type="percentage" office:value="0.00413223140495868" calcext:value-type="percentage">
            <text:p>0,41 %</text:p>
          </table:table-cell>
          <table:table-cell table:style-name="ce36" office:value-type="float" office:value="50" calcext:value-type="float">
            <text:p>50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Delicias Norte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8]/[.$B$85]" office:value-type="percentage" office:value="0.00413223140495868" calcext:value-type="percentage">
            <text:p>0,41 %</text:p>
          </table:table-cell>
          <table:table-cell table:style-name="ce36" office:value-type="float" office:value="51" calcext:value-type="float">
            <text:p>51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9]/[.$B$85]" office:value-type="percentage" office:value="0.00413223140495868" calcext:value-type="percentage">
            <text:p>0,41 %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Lun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0]/[.$B$85]" office:value-type="percentage" office:value="0.00413223140495868" calcext:value-type="percentage">
            <text:p>0,41 %</text:p>
          </table:table-cell>
          <table:table-cell table:style-name="ce36" office:value-type="float" office:value="53" calcext:value-type="float">
            <text:p>53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Parque Goy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1]/[.$B$85]" office:value-type="percentage" office:value="0.00413223140495868" calcext:value-type="percentage">
            <text:p>0,41 %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Valdefierr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2]/[.$B$85]" office:value-type="percentage" office:value="0.00413223140495868" calcext:value-type="percentage">
            <text:p>0,41 %</text:p>
          </table:table-cell>
          <table:table-cell table:style-name="ce36" office:value-type="float" office:value="55" calcext:value-type="float">
            <text:p>55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Villamayor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3]/[.$B$85]" office:value-type="percentage" office:value="0.00413223140495868" calcext:value-type="percentage">
            <text:p>0,41 %</text:p>
          </table:table-cell>
          <table:table-cell table:style-name="ce36" office:value-type="float" office:value="56" calcext:value-type="float">
            <text:p>56</text:p>
          </table:table-cell>
          <table:table-cell table:number-columns-repeated="7"/>
        </table:table-row>
        <table:table-row table:style-name="ro3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4" calcext:value-type="float">
            <text:p>14</text:p>
          </table:table-cell>
          <table:table-cell table:style-name="ce31" table:formula="of:=[.B84]/[.$B$85]" office:value-type="percentage" office:value="0.0578512396694215" calcext:value-type="percentage">
            <text:p>5,79 %</text:p>
          </table:table-cell>
          <table:table-cell table:style-name="ce36"/>
          <table:table-cell table:number-columns-repeated="7"/>
        </table:table-row>
        <table:table-row table:style-name="ro3">
          <table:table-cell table:style-name="ce16" office:value-type="string" calcext:value-type="string">
            <text:p>TOTAL</text:p>
          </table:table-cell>
          <table:table-cell table:style-name="ce27" table:formula="of:=SUM([.B28:.B84])" office:value-type="float" office:value="242" calcext:value-type="float">
            <text:p>242</text:p>
          </table:table-cell>
          <table:table-cell table:number-columns-repeated="9"/>
        </table:table-row>
        <table:table-row table:style-name="ro4" table:number-rows-repeated="1048490">
          <table:table-cell table:number-columns-repeated="11"/>
        </table:table-row>
        <table:table-row table:style-name="ro4">
          <table:table-cell table:number-columns-repeated="11"/>
        </table:table-row>
        <table:named-expressions>
          <table:named-range table:name="_xlnm._FilterDatabase" table:base-cell-address="$'20200906'.$A$1" table:cell-range-address="$'20200906'.$A$27:.$E$85"/>
        </table:named-expressions>
      </table:table>
      <table:named-expressions/>
      <table:database-ranges>
        <table:database-range table:name="__Anonymous_Sheet_DB__0" table:target-range-address="'20200906'.A27:'20200906'.E8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06" style:display-name="PageStyle_2020090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07T15:05:09</dc:date>
    <meta:generator>LibreOffice/6.0.7.3$Linux_X86_64 LibreOffice_project/00m0$Build-3</meta:generator>
    <meta:document-statistic meta:table-count="1" meta:cell-count="361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